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4.957cm" fo:min-width="8.64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ourier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921cm" svg:x="2.27cm" svg:y="5.953cm">
          <text:p text:style-name="P1">HelloWorld.c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921cm" svg:x="8.62cm" svg:y="1.508cm">
          <text:p text:style-name="P1">sumnumbers.h</text:p>
          <text:p text:style-name="P1"><text:span text:style-name="T1"/></text:p>
          <text:p text:style-name="P2"><text:span text:style-name="T1">#include "sumnumbers.h"</text:span></text:p>
          <text:p text:style-name="P2"><text:span text:style-name="T1"/></text:p>
          <text:p text:style-name="P2"><text:span text:style-name="T1">void sumnumbers(int a, int b)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921cm" svg:x="1.635cm" svg:y="23.733cm">
          <text:p text:style-name="P1">HelloWorld</text:p>
          <text:p text:style-name="P1">(executabl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921cm" svg:x="8.493cm" svg:y="5.953cm">
          <text:p text:style-name="P1">sumnumbers.cpp</text:p>
          <text:p text:style-name="P1"><text:span text:style-name="T1"/></text:p>
          <text:p text:style-name="P2"><text:span text:style-name="T1">void sumnumbers(int a, int b) {</text:span></text:p>
          <text:p text:style-name="P2"><text:span text:style-name="T1"><text:s text:c="4"/></text:span><text:span text:style-name="T1">return a + b;</text:span></text:p>
          <text:p text:style-name="P2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44cm" svg:height="5.207cm" svg:x="10.652cm" svg:y="9.763cm">
          <text:p text:style-name="P1">sumnumbers_test.cpp</text:p>
          <text:p text:style-name="P1"><text:span text:style-name="T1"/></text:p>
          <text:p text:style-name="P2"><text:span text:style-name="T1">#include "gtest/gtest.h"</text:span></text:p>
          <text:p text:style-name="P2"><text:span text:style-name="T1"/></text:p>
          <text:p text:style-name="P2"><text:span text:style-name="T1">#include "sumnumbers.cpp"</text:span></text:p>
          <text:p text:style-name="P2"><text:span text:style-name="T1"/></text:p>
          <text:p text:style-name="P2"><text:span text:style-name="T1">TEST (testsumofnumbers, sum12and13) {</text:span></text:p>
          <text:p text:style-name="P2"><text:span text:style-name="T1"><text:s text:c="8"/></text:span><text:span text:style-name="T1">EXPECT_EQ (25, sumnumbers(12,13));</text:span></text:p>
          <text:p text:style-name="P2"><text:span text:style-name="T1">}</text:span></text:p>
          <text:p text:style-name="P2"><text:span text:style-name="T1"/></text:p>
          <text:p text:style-name="P2"><text:span text:style-name="T1">TEST (testsumofnumbers, sum10and12) {</text:span></text:p>
          <text:p text:style-name="P2"><text:span text:style-name="T1"><text:s text:c="8"/></text:span><text:span text:style-name="T1">EXPECT_EQ (22, sumnumbers(10,12));</text:span></text:p>
          <text:p text:style-name="P2"><text:span text:style-name="T1">}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921cm" svg:x="8.485cm" svg:y="5.953cm">
          <text:p text:style-name="P1">sumnumbers.cpp</text:p>
          <text:p text:style-name="P1"><text:span text:style-name="T1"/></text:p>
          <text:p text:style-name="P2"><text:span text:style-name="T1">void sumnumbers(int a, int b) {</text:span></text:p>
          <text:p text:style-name="P2"><text:span text:style-name="T1"><text:s text:c="4"/></text:span><text:span text:style-name="T1">return a + b;</text:span></text:p>
          <text:p text:style-name="P2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921cm" svg:x="8.485cm" svg:y="5.953cm">
          <text:p text:style-name="P1">sumnumbers.cpp</text:p>
          <text:p text:style-name="P1"><text:span text:style-name="T1"/></text:p>
          <text:p text:style-name="P2"><text:span text:style-name="T1">#include "sumnumbers.h"</text:span></text:p>
          <text:p text:style-name="P2"><text:span text:style-name="T1"/></text:p>
          <text:p text:style-name="P2"><text:span text:style-name="T1">void sumnumbers(int a, int b) {</text:span></text:p>
          <text:p text:style-name="P2"><text:span text:style-name="T1"><text:s text:c="4"/></text:span><text:span text:style-name="T1">return a + b;</text:span></text:p>
          <text:p text:style-name="P2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921cm" svg:x="9.636cm" svg:y="23.098cm">
          <text:p text:style-name="P1">unit-tests</text:p>
          <text:p text:style-name="P1">(executable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065cm" svg:y1="9.763cm" svg:x2="12.557cm" svg:y2="8.874cm">
          <text:p/>
        </draw:line>
        <draw:line draw:style-name="gr3" draw:text-style-name="P3" draw:layer="layout" svg:x1="10.906cm" svg:y1="5.953cm" svg:x2="10.906cm" svg:y2="4.429cm">
          <text:p/>
        </draw:line>
        <draw:line draw:style-name="gr3" draw:text-style-name="P3" draw:layer="layout" svg:x1="11.16cm" svg:y1="21.32cm" svg:x2="11.16cm" svg:y2="23.225cm">
          <text:p/>
        </draw:line>
        <draw:line draw:style-name="gr3" draw:text-style-name="P3" draw:layer="layout" svg:x1="4.429cm" svg:y1="20.939cm" svg:x2="4.302cm" svg:y2="23.733cm">
          <text:p/>
        </draw:line>
        <draw:line draw:style-name="gr3" draw:text-style-name="P3" draw:layer="layout" svg:x1="5.699cm" svg:y1="5.953cm" svg:x2="8.62cm" svg:y2="3.413cm">
          <text:p/>
        </draw:line>
        <draw:custom-shape draw:style-name="gr2" draw:text-style-name="P1" draw:layer="layout" svg:width="9.144cm" svg:height="5.207cm" svg:x="0.365cm" svg:y="15.859cm">
          <text:p text:style-name="P1">CmakeLists.txt</text:p>
          <text:p text:style-name="P1"/>
          <text:p text:style-name="P2"><text:span text:style-name="T1">add_executable(HelloWorld HelloWorld.cpp sumnumbers.cpp)</text:span></text:p>
          <text:p text:style-name="P2"><text:span text:style-name="T1">target_link_libraries(HelloWorld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44cm" svg:height="5.207cm" svg:x="9.763cm" svg:y="15.859cm">
          <text:p text:style-name="P1">CmakeLists.txt</text:p>
          <text:p text:style-name="P1"/>
          <text:p text:style-name="P2"><text:span text:style-name="T1">add_test( all unit-tests )</text:span></text:p>
          <text:p text:style-name="P2"><text:span text:style-name="T1">add_executable(unit-tests unit-tests.cpp)</text:span></text:p>
          <text:p text:style-name="P2"><text:span text:style-name="T1">target_link_libraries(unit-tests gtest gtest_main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8:19:42.397166578</meta:creation-date>
    <dc:date>2016-04-27T08:30:39.290816227</dc:date>
    <meta:editing-duration>PT10M57S</meta:editing-duration>
    <meta:editing-cycles>1</meta:editing-cycles>
    <meta:document-statistic meta:object-count="15"/>
    <meta:generator>LibreOffice/5.0.4.2$Linux_X86_64 LibreOffice_project/00m0$Build-2</meta:generator>
  </office:meta>
</office:document-meta>
</file>